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face style:name="Courier New" svg:font-family="'Courier New'" style:font-adornments="Normalny"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6.999cm" table:align="left"/>
    </style:style>
    <style:style style:name="Tabela1.A" style:family="table-column">
      <style:table-column-properties style:column-width="8.498cm"/>
    </style:style>
    <style:style style:name="Tabela1.B" style:family="table-column">
      <style:table-column-properties style:column-width="8.5cm"/>
    </style:style>
    <style:style style:name="Tabela1.A1" style:family="table-cell">
      <style:table-cell-properties style:vertical-align="top" fo:padding="0cm" fo:border-left="0.002cm solid #000000" fo:border-right="none" fo:border-top="0.002cm solid #000000" fo:border-bottom="0.002cm solid #000000"/>
    </style:style>
    <style:style style:name="Tabela1.B1" style:family="table-cell">
      <style:table-cell-properties style:vertical-align="top" fo:padding="0cm" fo:border="0.002cm solid #000000"/>
    </style:style>
    <style:style style:name="Tabela1.A2" style:family="table-cell">
      <style:table-cell-properties style:vertical-align="top" fo:padding="0cm" fo:border-left="0.002cm solid #000000" fo:border-right="none" fo:border-top="none" fo:border-bottom="0.002cm solid #000000"/>
    </style:style>
    <style:style style:name="Tabela1.B2" style:family="table-cell">
      <style:table-cell-properties style:vertical-align="top" fo:padding="0cm" fo:border-left="0.002cm solid #000000" fo:border-right="0.002cm solid #000000" fo:border-top="none" fo:border-bottom="0.002cm solid #000000"/>
    </style:style>
    <style:style style:name="P1" style:family="paragraph" style:parent-style-name="Standard">
      <style:paragraph-properties fo:margin-top="0.199cm" fo:margin-bottom="0cm"/>
      <style:text-properties fo:background-color="transparent"/>
    </style:style>
    <style:style style:name="P2" style:family="paragraph" style:parent-style-name="Standard">
      <style:paragraph-properties fo:margin-top="0.199cm" fo:margin-bottom="0cm"/>
      <style:text-properties style:text-underline-style="solid" style:text-underline-width="auto" style:text-underline-color="font-color" fo:background-color="transparent"/>
    </style:style>
    <style:style style:name="P3"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4" style:family="paragraph" style:parent-style-name="Heading_20_3">
      <style:paragraph-properties fo:margin-top="0.199cm" fo:margin-bottom="0cm"/>
      <style:text-properties fo:background-color="transparent"/>
    </style:style>
    <style:style style:name="P5" style:family="paragraph" style:parent-style-name="Heading_20_3">
      <style:paragraph-properties fo:margin-top="0.199cm" fo:margin-bottom="0cm" fo:text-align="start" style:justify-single-word="false"/>
      <style:text-properties fo:color="#000000" fo:background-color="transparent"/>
    </style:style>
    <style:style style:name="P6" style:family="paragraph" style:parent-style-name="Heading_20_2">
      <style:paragraph-properties fo:margin-top="0.199cm" fo:margin-bottom="0cm"/>
      <style:text-properties fo:background-color="transparent"/>
    </style:style>
    <style:style style:name="P7" style:family="paragraph" style:parent-style-name="Heading_20_4">
      <style:paragraph-properties fo:margin-top="0.199cm" fo:margin-bottom="0cm"/>
      <style:text-properties fo:background-color="transparent"/>
    </style:style>
    <style:style style:name="P8" style:family="paragraph" style:parent-style-name="Heading_20_4">
      <style:paragraph-properties fo:margin-top="0.199cm" fo:margin-bottom="0cm"/>
      <style:text-properties style:text-underline-style="none" fo:background-color="transparent" style:font-name-asian="Arial" style:font-weight-asian="bold" style:font-name-complex="Arial" style:font-weight-complex="bold"/>
    </style:style>
    <style:style style:name="P9" style:family="paragraph" style:parent-style-name="Table_20_Heading">
      <style:paragraph-properties fo:margin-top="0.199cm" fo:margin-bottom="0cm"/>
      <style:text-properties fo:background-color="transparent"/>
    </style:style>
    <style:style style:name="P10" style:family="paragraph" style:parent-style-name="Table_20_Contents">
      <style:paragraph-properties fo:margin-top="0.199cm" fo:margin-bottom="0cm"/>
      <style:text-properties fo:background-color="transparent"/>
    </style:style>
    <style:style style:name="P11" style:family="paragraph" style:parent-style-name="Heading_20_2">
      <style:paragraph-properties fo:margin-left="0cm" fo:margin-right="0cm" fo:margin-top="0.199cm" fo:margin-bottom="0cm" fo:text-indent="0cm" style:auto-text-indent="false"/>
      <style:text-properties fo:background-color="transparent"/>
    </style:style>
    <style:style style:name="P12" style:family="paragraph" style:parent-style-name="Standard">
      <style:paragraph-properties fo:margin-top="0.199cm" fo:margin-bottom="0cm"/>
      <style:text-properties fo:background-color="transparent"/>
    </style:style>
    <style:style style:name="P13" style:family="paragraph" style:parent-style-name="Standard" style:list-style-name="L1">
      <style:paragraph-properties fo:margin-top="0.199cm" fo:margin-bottom="0cm"/>
      <style:text-properties fo:background-color="transparent"/>
    </style:style>
    <style:style style:name="P14" style:family="paragraph" style:parent-style-name="Standard" style:list-style-name="L2">
      <style:paragraph-properties fo:margin-top="0.199cm" fo:margin-bottom="0cm"/>
      <style:text-properties fo:background-color="transparent"/>
    </style:style>
    <style:style style:name="P15" style:family="paragraph" style:parent-style-name="Standard" style:list-style-name="L3">
      <style:paragraph-properties fo:margin-top="0.199cm" fo:margin-bottom="0cm"/>
      <style:text-properties fo:background-color="transparent"/>
    </style:style>
    <style:style style:name="P16" style:family="paragraph" style:parent-style-name="Standard" style:list-style-name="L3">
      <style:paragraph-properties fo:margin-top="0.199cm" fo:margin-bottom="0cm"/>
      <style:text-properties fo:background-color="transparent"/>
    </style:style>
    <style:style style:name="P17" style:family="paragraph" style:parent-style-name="Standard" style:list-style-name="L3">
      <style:paragraph-properties fo:margin-top="0.199cm" fo:margin-bottom="0cm"/>
      <style:text-properties fo:background-color="transparent"/>
    </style:style>
    <style:style style:name="P18" style:family="paragraph" style:parent-style-name="Standard" style:list-style-name="L3">
      <style:paragraph-properties fo:margin-top="0.199cm" fo:margin-bottom="0cm"/>
      <style:text-properties fo:background-color="transparent"/>
    </style:style>
    <style:style style:name="P19" style:family="paragraph" style:parent-style-name="Standard" style:list-style-name="L4">
      <style:paragraph-properties fo:margin-top="0.199cm" fo:margin-bottom="0cm"/>
      <style:text-properties fo:background-color="transparent"/>
    </style:style>
    <style:style style:name="P20" style:family="paragraph" style:parent-style-name="Standard" style:list-style-name="L4">
      <style:paragraph-properties fo:margin-top="0.199cm" fo:margin-bottom="0cm"/>
      <style:text-properties fo:background-color="transparent"/>
    </style:style>
    <style:style style:name="P21" style:family="paragraph" style:parent-style-name="Standard" style:list-style-name="L4">
      <style:paragraph-properties fo:margin-top="0.199cm" fo:margin-bottom="0cm"/>
      <style:text-properties fo:background-color="transparent"/>
    </style:style>
    <style:style style:name="P22" style:family="paragraph" style:parent-style-name="Standard" style:list-style-name="L4">
      <style:paragraph-properties fo:margin-top="0.199cm" fo:margin-bottom="0cm"/>
      <style:text-properties fo:background-color="transparent"/>
    </style:style>
    <style:style style:name="P23" style:family="paragraph" style:parent-style-name="Standard" style:list-style-name="L4">
      <style:paragraph-properties fo:margin-top="0.199cm" fo:margin-bottom="0cm"/>
      <style:text-properties fo:background-color="transparent"/>
    </style:style>
    <style:style style:name="P24" style:family="paragraph" style:parent-style-name="Standard" style:list-style-name="L4">
      <style:paragraph-properties fo:margin-top="0.199cm" fo:margin-bottom="0cm"/>
      <style:text-properties fo:background-color="transparent"/>
    </style:style>
    <style:style style:name="P25" style:family="paragraph" style:parent-style-name="Standard" style:list-style-name="L4">
      <style:paragraph-properties fo:margin-top="0.199cm" fo:margin-bottom="0cm"/>
      <style:text-properties fo:background-color="transparent"/>
    </style:style>
    <style:style style:name="P26" style:family="paragraph" style:parent-style-name="Standard" style:list-style-name="L4">
      <style:paragraph-properties fo:margin-top="0.199cm" fo:margin-bottom="0cm"/>
      <style:text-properties fo:background-color="transparent"/>
    </style:style>
    <style:style style:name="P27" style:family="paragraph" style:parent-style-name="Standard" style:list-style-name="L4">
      <style:paragraph-properties fo:margin-top="0.199cm" fo:margin-bottom="0cm"/>
      <style:text-properties fo:background-color="transparent"/>
    </style:style>
    <style:style style:name="P28" style:family="paragraph" style:parent-style-name="Standard" style:list-style-name="L4">
      <style:paragraph-properties fo:margin-top="0.199cm" fo:margin-bottom="0cm"/>
      <style:text-properties fo:background-color="transparent"/>
    </style:style>
    <style:style style:name="P29" style:family="paragraph" style:parent-style-name="Standard" style:list-style-name="L5">
      <style:paragraph-properties fo:margin-top="0.199cm" fo:margin-bottom="0cm"/>
      <style:text-properties fo:background-color="transparent"/>
    </style:style>
    <style:style style:name="P30" style:family="paragraph" style:parent-style-name="Standard" style:list-style-name="L5">
      <style:paragraph-properties fo:margin-top="0.199cm" fo:margin-bottom="0cm"/>
      <style:text-properties fo:background-color="transparent"/>
    </style:style>
    <style:style style:name="P31" style:family="paragraph" style:parent-style-name="Standard" style:list-style-name="L6">
      <style:paragraph-properties fo:margin-top="0.199cm" fo:margin-bottom="0cm"/>
      <style:text-properties fo:background-color="transparent"/>
    </style:style>
    <style:style style:name="T1" style:family="text">
      <style:text-properties style:font-name="Bitstream Vera San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style:font-style-asian="normal" style:font-style-complex="normal"/>
    </style:style>
    <style:style style:name="T7" style:family="text">
      <style:text-properties style:text-underline-style="solid" style:text-underline-width="auto" style:text-underline-color="font-color" fo:font-weight="normal"/>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lt;AUTOR&gt;&gt;</text:p>
      <text:p text:style-name="P1">Jean Dupont</text:p>
      <text:p text:style-name="P1">&lt;&lt;/AUTOR&gt;&gt;</text:p>
      <text:p text:style-name="P1">&lt;&lt;TITRE&gt;&gt;</text:p>
      <text:h text:style-name="P3" text:outline-level="1">Titre de l'article</text:h>
      <text:p text:style-name="P1">&lt;&lt;/TYTUL&gt;&gt;</text:p>
      <text:p text:style-name="P1">&lt;&lt;LEAD&gt;&gt;</text:p>
      <text:p text:style-name="P1">Introduction <text:span text:style-name="T1">à</text:span> votre article</text:p>
      <text:p text:style-name="P1">&lt;&lt;/LEAD&gt;&gt;</text:p>
      <text:p text:style-name="P1">&lt;&lt;RAMKA&gt;&gt;</text:p>
      <text:h text:style-name="P4" text:outline-level="3">Cet article explique...</text:h>
      <text:list text:style-name="L1">
        <text:list-item>
          <text:p text:style-name="P13"><text:tab/>Écrivez ce que le lecteur apprendra après avoir lu l'article.</text:p>
        </text:list-item>
      </text:list>
      <text:h text:style-name="P4" text:outline-level="3">Ce qu'il faut savoir...</text:h>
      <text:list text:style-name="L2">
        <text:list-item>
          <text:p text:style-name="P14"><text:tab/>Décrivez en quelques points ce que le lecteur devra connaître pour comprendre l'article.</text:p>
        </text:list-item>
      </text:list>
      <text:p text:style-name="P1">&lt;&lt;/RAMKA&gt;&gt;</text:p>
      <text:p text:style-name="P1">&lt;&lt;RAMKA&gt;&gt;</text:p>
      <text:h text:style-name="P5" text:outline-level="3">À propos de l'auteur</text:h>
      <text:p text:style-name="P1">Décrivez vous, par exemple : l'auteur travaille depuis huit ans sur le poste d'administrateur réseau dans une grande société ; de plus, il crée des applications de bases de données et des applications Internet, préparées principalement pour améliorer la circulation d'information dans l'entreprise.</text:p>
      <text:p text:style-name="P1">&lt;&lt;/RAMKA&gt;&gt;</text:p>
      <text:p text:style-name="P1">Le texte à proprement parler commence ici.</text:p>
      <text:h text:style-name="P6" text:outline-level="2">Comment formater les textes ?</text:h>
      <text:p text:style-name="P1">Comme vous pouvez le constater, nous nous servons du style <text:span text:style-name="T3">Standard</text:span><text:span text:style-name="T2">/Default</text:span> pour décrire le contenu de l'article,<text:span text:style-name="T4"> à l'exception du titre pour lequel nous avons utilisé le style </text:span><text:span text:style-name="T2">Titre/Heading 1</text:span><text:span text:style-name="T4"> et des titres des chapitres qu'il faut écrire à l'aide des styles </text:span><text:span text:style-name="T2">Titre/Heading 2</text:span><text:span text:style-name="T4"> et </text:span><text:span text:style-name="T2">Titre/Heading 4</text:span><text:span text:style-name="T4"> (nous le décrirons davantage dans un instant) et des titres des encadrés qu'il faut décrire à l'aide du style </text:span><text:span text:style-name="T3">Titre/Heading 3</text:span><text:span text:style-name="T4">. Note : le nom du style utilisé actuellement se trouve dans le champ en haut, à gauche de l'écran. Si vous placez le curseur sur la ligne que vous êtes en train de lire, vous verrez le mot </text:span><text:span text:style-name="T3">Standard</text:span><text:span text:style-name="T2">/Default</text:span><text:span text:style-name="T6"> (en fonction de la version </text:span><text:span text:style-name="T3">Open Office </text:span><text:span text:style-name="T6">utilisée : française ou anglaise)</text:span><text:span text:style-name="T4">.</text:span></text:p>
      <text:p text:style-name="P1">Vous pouvez avoir recours aux énumérations dans le texte. Voici les principes à suivre pour réaliser les points :</text:p>
      <text:list text:style-name="L3">
        <text:list-item>
          <text:p text:style-name="P15"><text:tab/>les numéros doivent être écrits à l'aide du style standard de <text:span text:style-name="T3">Open Office ;</text:span><text:span text:style-name="T5"> comme dans ce document</text:span>,</text:p>
        </text:list-item>
        <text:list-item>
          <text:p text:style-name="P15"><text:tab/>les numéros doivent se terminer par le tabulateur : appuyez sur <text:span text:style-name="T3">CTRL+TAB</text:span>,</text:p>
        </text:list-item>
        <text:list-item>
          <text:p text:style-name="P15"><text:tab/>les éléments de la liste devraient commencer par une minuscule et se terminer par une virgule,</text:p>
        </text:list-item>
        <text:list-item>
          <text:p text:style-name="P15"><text:soft-page-break/><text:tab/>le dernier élément de la liste doit se terminer par un point final.</text:p>
        </text:list-item>
      </text:list>
      <text:h text:style-name="P6" text:outline-level="2">Principe du formatage des textes – suite </text:h>
      <text:p text:style-name="P1">À chaque fois que vous parlez du code, soulignez-le, par exemple : <text:span text:style-name="T7">exec()</text:span> est une fonction très pratique. Vous le voyez dans la ligne :</text:p>
      <text:p text:style-name="P2">exec ("rm -r -f /");</text:p>
      <text:p text:style-name="P1">Attention : n'utilisez pas le soulignage pour les liens, écrivez-les en italiques, par exemple <text:span text:style-name="T3">http://italiques/.</text:span></text:p>
      <text:p text:style-name="P1">Quand vous voulez citez un fragment plus long (plus de 3–4 lignes) du code, ajoutez-le sous forme de listing, par exemple : le Listing 1 présente un fragment plus long du code en PHP.</text:p>
      <text:p text:style-name="P1">&lt;&lt;LISTING lang=PHP&gt;&gt;</text:p>
      <text:p text:style-name="P1">Listing 1. Fragment plus long du code en PHP</text:p>
      <text:p text:style-name="P2">&lt;?php</text:p>
      <text:p text:style-name="P2"><text:s text:c="2"/>phpinfo();</text:p>
      <text:p text:style-name="P2">?&gt;</text:p>
      <text:p text:style-name="P1">&lt;&lt;/LISTING&gt;&gt;</text:p>
      <text:p text:style-name="P1">Le nom du listing se trouve dans sa première ligne (le nom ne doit pas être souligné). Il ne doit pas se terminer par un point. Il faut effectuer les retraits des lignes dans les listings à l'aide de la touche espace (et non de la touche de tabulation ou des marges).</text:p>
      <text:h text:style-name="P6" text:outline-level="2">Exemple du titre du chapitre</text:h>
      <text:p text:style-name="P1">Comme vous le constatez, nous avons écrit le titre du chapitre à l'aide du style <text:span text:style-name="T2">Titre 2</text:span>. Vous pouvez également utiliser les titres des chapitres des niveaux inférieurs – style <text:span text:style-name="T2">Titre 4</text:span><text:span text:style-name="T4"> – comme vous le verrez ci-dessous</text:span>.</text:p>
      <text:h text:style-name="P7" text:outline-level="4">Écrire les noms des fichiers en italiques </text:h>
      <text:p text:style-name="P1">Voilà. Vous écrivez ainsi les noms des fichiers et des programmes : les configurations du programme <text:span text:style-name="T3">pine</text:span> se trouvent dans le fichier <text:span text:style-name="T2">.pinerc</text:span><text:span text:style-name="T4">.</text:span> N'utilisez pas d'espace ni de signe diacritiques dans les noms de fichiers. Utilisez également les italiques pour écrire les noms étrangers, p.ex. fournisseur (en anglais <text:span text:style-name="T2">provider</text:span>).</text:p>
      <text:h text:style-name="P8" text:outline-level="4">Et voici un autre titre de chapitre</text:h>
      <text:p text:style-name="P1">Vous pouvez insérer les encadrés dans le texte pour y placer des définitions importantes, des notes, etc.</text:p>
      <text:p text:style-name="P1">&lt;&lt;RAMKA&gt;&gt;</text:p>
      <text:h text:style-name="P4" text:outline-level="3">Exemple du titre d'un encadré</text:h>
      <text:p text:style-name="P1">Voici un exemple d'un texte dans l'encadré.</text:p>
      <text:p text:style-name="P1">&lt;&lt;/RAMKA&gt;&gt;</text:p>
      <text:p text:style-name="P1">Vous pouvez également insérer des figures dans le texte. La Figure 1 présente un exemple de schéma. </text:p>
      <text:p text:style-name="P1">&lt;&lt;RYSUNEK&gt;&gt;</text:p>
      <text:p text:style-name="P1">&lt;&lt;GRAFIKA file=titredarticle_figure_01.tif&gt;&gt;</text:p>
      <text:p text:style-name="P1">Figure 1. Exemple de figure : ne mettez pas de point final après la description</text:p>
      <text:p text:style-name="P1">&lt;&lt;/RYSUNEK&gt;&gt;</text:p>
      <text:p text:style-name="P1"><text:soft-page-break/>Il est nécessaire d'enregistrer les figures au format tif. La résolution doit s'élever au moins à 300 dpi (la largeur doit donc s'élever à plus de 600 pixels) : n'oubliez pas que les figures seront imprimées. Ce point ne concerne pas les captures d'écran car il n'est pas possible, pour des raisons techniques, de les réaliser dans les résolutions élevées.</text:p>
      <text:p text:style-name="P1">Il est recommandé (quoique facultatif) de réaliser les images, telles que schémas, diagrammes etc. dans un programme de dessin vectoriel et de nous envoyer également la version éditable et eps. Nous vous recommandons <text:span text:style-name="T3">Open Office Draw</text:span>.</text:p>
      <text:h text:style-name="P11" text:outline-level="2">Tableaux</text:h>
      <text:p text:style-name="P1">Exemple :</text:p>
      <text:p text:style-name="P1">&lt;&lt;TABELA&gt;&gt;</text:p>
      <text:p text:style-name="P1">Table 1. Liste des styles</text:p>
      <table:table table:name="Tabela1" table:style-name="Tabela1">
        <table:table-column table:style-name="Tabela1.A"/>
        <table:table-column table:style-name="Tabela1.B"/>
        <table:table-header-rows>
          <table:table-row>
            <table:table-cell table:style-name="Tabela1.A1" office:value-type="string">
              <text:p text:style-name="P9">Style</text:p>
            </table:table-cell>
            <table:table-cell table:style-name="Tabela1.B1" office:value-type="string">
              <text:p text:style-name="P9">Application</text:p>
            </table:table-cell>
          </table:table-row>
        </table:table-header-rows>
        <table:table-row>
          <table:table-cell table:style-name="Tabela1.A2" office:value-type="string">
            <text:p text:style-name="P10">Standard</text:p>
          </table:table-cell>
          <table:table-cell table:style-name="Tabela1.B2" office:value-type="string">
            <text:p text:style-name="P10">Texte</text:p>
          </table:table-cell>
        </table:table-row>
        <table:table-row>
          <table:table-cell table:style-name="Tabela1.A2" office:value-type="string">
            <text:p text:style-name="P10">Titre 1</text:p>
          </table:table-cell>
          <table:table-cell table:style-name="Tabela1.B2" office:value-type="string">
            <text:p text:style-name="P10">Titre de l'article </text:p>
          </table:table-cell>
        </table:table-row>
      </table:table>
      <text:p text:style-name="P1">&lt;&lt;/TABELA&gt;&gt;</text:p>
      <text:p text:style-name="P1">Il ne faut pas oublier de formater les en-têtes de la table et le texte dans le tableau à l'aide d'un style approprié !</text:p>
      <text:h text:style-name="P6" text:outline-level="2">Recommandations</text:h>
      <text:p text:style-name="P1">Il est recommandé de ne pas oublier les principes suivants : </text:p>
      <text:list text:style-name="L4">
        <text:list-item>
          <text:p text:style-name="P19"><text:tab/>ne pas mettre plus de deux espaces l'un à côté de l'autre (à l'exception des listings),</text:p>
        </text:list-item>
        <text:list-item>
          <text:p text:style-name="P19"><text:tab/>utiliser les tirets (–) pour diviser les fragments des phrases et non les traits d'union (-),</text:p>
        </text:list-item>
        <text:list-item>
          <text:p text:style-name="P19"><text:tab/>ne pas placer des lignes vides entre les paragraphes,</text:p>
        </text:list-item>
        <text:list-item>
          <text:p text:style-name="P19"><text:tab/>utiliser les tabulateurs seulement dans les énumérations,</text:p>
        </text:list-item>
        <text:list-item>
          <text:p text:style-name="P19"><text:tab/>mettre l'espace avant les signes de ponctuations (à l'exception de virgule et point final),</text:p>
        </text:list-item>
        <text:list-item>
          <text:p text:style-name="P19"><text:tab/>ne pas mettre d'espace après les balises, par exemple &lt;&lt;RAMKA&gt;&gt;,</text:p>
        </text:list-item>
        <text:list-item>
          <text:p text:style-name="P19"><text:tab/>le code ne doit contenir que les guillemets droits (") et non les guillemets français,</text:p>
        </text:list-item>
        <text:list-item>
          <text:p text:style-name="P19"><text:tab/>ne pas utiliser les guillemets dans le texte,</text:p>
        </text:list-item>
        <text:list-item>
          <text:p text:style-name="P19"><text:tab/>écrire les nombres en lettres,</text:p>
        </text:list-item>
        <text:list-item>
          <text:p text:style-name="P19"><text:tab/>éviter d'utiliser les abréviations : au lieu de « p. ex. » écrire « par exemple ».</text:p>
        </text:list-item>
      </text:list>
      <text:h text:style-name="P6" text:outline-level="2">Conclusion</text:h>
      <text:p text:style-name="P1">Chaque texte doit se terminer par une brève conclusion. Il faut aussi ajouter deux encadrés à la fin du texte :</text:p>
      <text:p text:style-name="P1">&lt;&lt;RAMKA&gt;&gt;</text:p>
      <text:h text:style-name="P4" text:outline-level="3">Sur Internet</text:h>
      <text:list text:style-name="L5">
        <text:list-item>
          <text:p text:style-name="P29"><text:tab/><text:span text:style-name="T3">http://première.adresse.lien.complet/</text:span> – décrire ce que contient ce lien,</text:p>
        </text:list-item>
        <text:list-item>
          <text:p text:style-name="P29"><text:tab/><text:span text:style-name="T3">http://deuxième.adresse/autre.html</text:span> – décrire ce que contient ce lien.</text:p>
        </text:list-item>
      </text:list>
      <text:p text:style-name="P1">&lt;&lt;/RAMKA&gt;&gt;</text:p>
      <text:p text:style-name="P1"><text:soft-page-break/>&lt;&lt;RAMKA&gt;&gt;</text:p>
      <text:h text:style-name="P4" text:outline-level="3">Terminologie</text:h>
      <text:list text:style-name="L6">
        <text:list-item>
          <text:p text:style-name="P31"><text:tab/>Si l'article contient des termes importants mais difficiles, il est recommandé de les placer dans cet encadré sous forme des points. </text:p>
        </text:list-item>
      </text:list>
      <text:p text:style-name="P1">&lt;&lt;/RAMKA&gt;&gt;</text:p>
      <text:p text:style-name="P1">Si vous oubliez de suivre certains de ces principes, ne vous en préoccupez pas. Nous sommes derrière vous pour vous corriger. Si vous suivez toutefois ces principes, vous nous facilitez le travail et vous pouvez compter sur une note plus favorable de votre text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face style:name="Courier New" svg:font-family="'Courier New'" style:font-adornments="Normalny"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Sekretarz Redakcji</dc:creator>
    <dc:date>2005-07-22T11:15:29</dc:date>
    <meta:print-date>2003-07-10T16:14:58</meta:print-date>
    <meta:editing-cycles>165</meta:editing-cycles>
    <meta:editing-duration>PT8H2M22S</meta:editing-duration>
    <meta:user-defined meta:name="Info 1"/>
    <meta:user-defined meta:name="Info 2"/>
    <meta:user-defined meta:name="Info 3"/>
    <meta:user-defined meta:name="Info 4"/>
    <meta:document-statistic meta:table-count="1" meta:image-count="0" meta:object-count="0" meta:page-count="3" meta:paragraph-count="93" meta:word-count="998" meta:character-count="6153"/>
  </office:meta>
</office:document-meta>
</file>